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a2732" officeooo:paragraph-rsid="0018001f"/>
    </style:style>
    <style:style style:name="P2" style:family="paragraph" style:parent-style-name="Header">
      <style:text-properties officeooo:rsid="0014c4a5" officeooo:paragraph-rsid="0018001f"/>
    </style:style>
    <style:style style:name="P3" style:family="paragraph" style:parent-style-name="Header">
      <style:text-properties officeooo:rsid="000bb870" officeooo:paragraph-rsid="00180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Journal Log</text:p>
      <text:p text:style-name="Preformatted_20_Text"/>
      <text:p text:style-name="Preformatted_20_Text">Tuesday 13th April, 2021</text:p>
      <text:p text:style-name="Preformatted_20_Text">- Started Lab 11.</text:p>
      <text:p text:style-name="Preformatted_20_Text">- Purchased VPS from OVH.</text:p>
      <text:p text:style-name="Preformatted_20_Text">- Setup SSH &amp; nginx web server.</text:p>
      <text:p text:style-name="Preformatted_20_Text"/>
      <text:p text:style-name="Preformatted_20_Text">Thursday 15th April, 2021</text:p>
      <text:p text:style-name="Preformatted_20_Text">- Took Screenshots of all my lab work.</text:p>
      <text:p text:style-name="Preformatted_20_Text">- Completed writing lab &amp; project proposal.</text:p>
      <text:p text:style-name="Preformatted_20_Text"/>
      <text:p text:style-name="Preformatted_20_Text">Monday 26th April, 2021</text:p>
      <text:p text:style-name="Preformatted_20_Text">- Started and completed Lab 12,</text:p>
      <text:p text:style-name="Preformatted_20_Text">- Created a Github repository</text:p>
      <text:p text:style-name="Preformatted_20_Text">- Worked on git commands</text:p>
      <text:p text:style-name="Preformatted_20_Text">- Me and Mankirat has pushed and pulled INSTALL.md with different versions</text:p>
      <text:p text:style-name="Preformatted_20_Text">- We have practiced what happens when there is conflict error and how to avoid it (such as doing frequent pushes</text:p>
      <text:p text:style-name="Preformatted_20_Text">- We also with a different file, named index.md to practice conflict errors</text:p>
      <text:p text:style-name="Preformatted_20_Text">- Added 2 journal entries to the 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c4a5" officeooo:paragraph-rsid="0018001f"/>
    </style:style>
    <style:style style:name="MP2" style:family="paragraph" style:parent-style-name="Header">
      <style:text-properties officeooo:rsid="000bb870" officeooo:paragraph-rsid="0018001f"/>
    </style:style>
    <style:style style:name="MP3" style:family="paragraph" style:parent-style-name="Header">
      <style:text-properties officeooo:rsid="001a2732" officeooo:paragraph-rsid="0018001f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ian Kfoury, 1970993</text:p>
        <text:p text:style-name="MP1">Unix, section 00001</text:p>
        <text:p text:style-name="MP2">Semester lll</text:p>
        <text:p text:style-name="MP2">Team member: Mankirat Singh Sarwara</text:p>
        <text:p text:style-name="MP3"><text:a xlink:type="simple" xlink:href="https://github.com/mankiratsarwara/Unix_Final_Project.git" text:style-name="Internet_20_link" text:visited-style-name="Visited_20_Internet_20_Link">https://github.com/mankiratsarwara/Unix_Final_Project.git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6T19:06:08.035418401</dc:date>
    <meta:editing-duration>PT24S</meta:editing-duration>
    <meta:editing-cycles>1</meta:editing-cycles>
    <meta:document-statistic meta:table-count="0" meta:image-count="0" meta:object-count="0" meta:page-count="1" meta:paragraph-count="21" meta:word-count="129" meta:character-count="773" meta:non-whitespace-character-count="665"/>
    <meta:generator>LibreOffice/6.1.5.2$Linux_X86_64 LibreOffice_project/10$Build-2</meta:generator>
  </office:meta>
</office:document-meta>
</file>